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483cm" fo:margin-left="0cm" fo:margin-right="3.323cm" table:align="margins"/>
    </style:style>
    <style:style style:name="Таблица1.A" style:family="table-column">
      <style:table-column-properties style:column-width="8.52cm" style:rel-column-width="36062*"/>
    </style:style>
    <style:style style:name="Таблица1.B" style:family="table-column">
      <style:table-column-properties style:column-width="6.964cm" style:rel-column-width="29473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ext_20_body">
      <style:paragraph-properties fo:text-align="start" style:justify-single-word="false"/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1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14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4"><draw:image xlink:href="../images/0015.png" xlink:type="simple" xlink:show="embed" xlink:actuate="onLoad"/></draw:frame></text:p>
          </table:table-cell>
          <table:table-cell table:style-name="Table1.B1" office:value-type="string">
            <text:h text:style-name="P5" text:outline-level="1">Меандр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3">| <text:span text:style-name="T8">векторизован </text:span>| C<text:span text:style-name="T8">и </text:span>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251cm" svg:height="1.769cm" draw:z-index="0"><draw:image xlink:href="../images/001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формирует на выходе сигнал из равномерных прямоугольных импульсов с заданными временными и амплитудными параметрами:</text:p>
            <text:p text:style-name="P14"><draw:frame draw:style-name="fr3" draw:name="Object1" text:anchor-type="as-char" svg:width="9.962cm" svg:height="3.20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4"><text:span text:style-name="T10">где</text:span><text:span text:style-name="T10"><draw:frame draw:style-name="fr3" draw:name="Object6" text:anchor-type="as-char" svg:width="3.216cm" svg:height="0.621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– свойства блока, </text:span><text:span text:style-name="T10"><draw:frame draw:style-name="fr3" draw:name="Object7" text:anchor-type="as-char" svg:width="1.087cm" svg:height="0.564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– выходной сигнал,</text:span><text:span text:style-name="T10"><draw:frame draw:style-name="fr3" draw:name="Object11" text:anchor-type="as-char" svg:width="0.376cm" svg:height="0.549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– текущее модельное время в секундах, </text:span><text:span text:style-name="T10"><draw:frame draw:style-name="fr3" draw:name="Object12" text:anchor-type="as-char" svg:width="3.134cm" svg:height="1.363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0">– дробная часть.</text:span></text:p>
            <text:p text:style-name="P4"><text:span text:style-name="T1">Свойства</text:span>:</text:p>
            <text:list xml:id="list934718699732769829" text:style-name="L1">
              <text:list-item>
                <text:p text:style-name="P9">Длительность 1-го полупериода – время<draw:frame draw:style-name="fr3" draw:name="Object2" text:anchor-type="as-char" svg:width="0.693cm" svg:height="0.621cm" draw:z-index="7"><draw:object xlink:href="./Object 2" xlink:type="simple" xlink:show="embed" xlink:actuate="onLoad"/><draw:image xlink:href="./ObjectReplacements/Object 2" xlink:type="simple" xlink:show="embed" xlink:actuate="onLoad"/></draw:frame>, в течение которого блок на выходе формирует значение первого полупериода.</text:p>
              </text:list-item>
              <text:list-item>
                <text:p text:style-name="P9">Значение 1-го полупериода – сигнал<draw:frame draw:style-name="fr3" draw:name="Object4" text:anchor-type="as-char" svg:width="0.653cm" svg:height="0.621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, подаваемый блоком на выход в течение первого полупериода.</text:p>
              </text:list-item>
              <text:list-item>
                <text:p text:style-name="P9">Длительность 2-го полупериода – время<draw:frame draw:style-name="fr3" draw:name="Object3" text:anchor-type="as-char" svg:width="0.704cm" svg:height="0.621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, в течение которого блок на выходе формирует значение второго полупериода.</text:p>
              </text:list-item>
              <text:list-item>
                <text:p text:style-name="P9">Значение 2-го полупериода – сигнал<draw:frame draw:style-name="fr3" draw:name="Object5" text:anchor-type="as-char" svg:width="0.663cm" svg:height="0.621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, подаваемый блоком на выход в течение второго полупериода.</text:p>
              </text:list-item>
            </text:list>
            <text:p text:style-name="P11">Свойства могут быть <text:span text:style-name="T12">векторами:</text:span><text:span text:style-name="T12"><draw:frame draw:style-name="fr3" draw:name="Object10" text:anchor-type="as-char" svg:width="4.496cm" svg:height="0.713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">,</text:span><draw:frame draw:style-name="fr3" draw:name="Object8" text:anchor-type="as-char" svg:width="4.337cm" svg:height="0.684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,<draw:frame draw:style-name="fr3" draw:name="Object14" text:anchor-type="as-char" svg:width="4.531cm" svg:height="0.71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и <draw:frame draw:style-name="fr3" draw:name="Object9" text:anchor-type="as-char" svg:width="4.373cm" svg:height="0.684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12">векторный </text:span><text:span text:style-name="T12">сигнал</text:span><text:span text:style-name="T13">:</text:span></text:p>
            <text:p text:style-name="P12"><text:soft-page-break/><draw:frame draw:style-name="fr3" draw:name="Object13" text:anchor-type="as-char" svg:width="11.038cm" svg:height="3.201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11"><text:span text:style-name="T14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1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1">Название</text:p>
                </table:table-cell>
                <table:table-cell table:style-name="Таблица1.B2" office:value-type="string">
                  <text:p text:style-name="P11">Значение</text:p>
                </table:table-cell>
              </table:table-row>
              <table:table-row>
                <table:table-cell table:style-name="Таблица1.A3" office:value-type="string">
                  <text:p text:style-name="P13">Длительность 1-го полупериода</text:p>
                </table:table-cell>
                <table:table-cell table:style-name="Таблица1.B3" office:value-type="string">
                  <text:p text:style-name="P11">[5]</text:p>
                </table:table-cell>
              </table:table-row>
              <table:table-row>
                <table:table-cell table:style-name="Таблица1.A3" office:value-type="string">
                  <text:p text:style-name="P13">Значение 1-го полупериода</text:p>
                </table:table-cell>
                <table:table-cell table:style-name="Таблица1.B3" office:value-type="string">
                  <text:p text:style-name="P11">[<text:span text:style-name="T2">1</text:span>]</text:p>
                </table:table-cell>
              </table:table-row>
              <table:table-row>
                <table:table-cell table:style-name="Таблица1.A3" office:value-type="string">
                  <text:p text:style-name="P13">Длительность 2-го полупериода</text:p>
                </table:table-cell>
                <table:table-cell table:style-name="Таблица1.B3" office:value-type="string">
                  <text:p text:style-name="P11">[<text:span text:style-name="T2">6</text:span>]</text:p>
                </table:table-cell>
              </table:table-row>
              <table:table-row>
                <table:table-cell table:style-name="Таблица1.A3" office:value-type="string">
                  <text:p text:style-name="P13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11">[<text:span text:style-name="T2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1"><text:span text:style-name="T1">Именованное</text:span><text:span text:style-name="T1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1">Название</text:p>
                </table:table-cell>
                <table:table-cell table:style-name="Таблица1.B2" office:value-type="string">
                  <text:p text:style-name="P11">Значение</text:p>
                </table:table-cell>
              </table:table-row>
              <table:table-row>
                <table:table-cell table:style-name="Таблица1.A3" office:value-type="string">
                  <text:p text:style-name="P13">Длительность 1-го полупериода</text:p>
                </table:table-cell>
                <table:table-cell table:style-name="Таблица1.B3" office:value-type="string">
                  <text:p text:style-name="P11">[<text:span text:style-name="T2">T1</text:span>]</text:p>
                </table:table-cell>
              </table:table-row>
              <table:table-row>
                <table:table-cell table:style-name="Таблица1.A3" office:value-type="string">
                  <text:p text:style-name="P13">Значение 1-го полупериода</text:p>
                </table:table-cell>
                <table:table-cell table:style-name="Таблица1.B3" office:value-type="string">
                  <text:p text:style-name="P11">[<text:span text:style-name="T2">z1</text:span>]</text:p>
                </table:table-cell>
              </table:table-row>
              <table:table-row>
                <table:table-cell table:style-name="Таблица1.A3" office:value-type="string">
                  <text:p text:style-name="P13">Длительность 2-го полупериода</text:p>
                </table:table-cell>
                <table:table-cell table:style-name="Таблица1.B3" office:value-type="string">
                  <text:p text:style-name="P11">[<text:span text:style-name="T2">T2</text:span>]</text:p>
                </table:table-cell>
              </table:table-row>
              <table:table-row>
                <table:table-cell table:style-name="Таблица1.A3" office:value-type="string">
                  <text:p text:style-name="P13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11">[<text:span text:style-name="T2">z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1"><text:span text:style-name="T1">Смешанное</text:span><text:span text:style-name="T1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1">Название</text:p>
                </table:table-cell>
                <table:table-cell table:style-name="Таблица1.B2" office:value-type="string">
                  <text:p text:style-name="P11">Значение</text:p>
                </table:table-cell>
              </table:table-row>
              <table:table-row>
                <table:table-cell table:style-name="Таблица1.A3" office:value-type="string">
                  <text:p text:style-name="P13">Длительность 1-го полупериода</text:p>
                </table:table-cell>
                <table:table-cell table:style-name="Таблица1.B3" office:value-type="string">
                  <text:p text:style-name="P11">[<text:span text:style-name="T2">T1</text:span>]</text:p>
                </table:table-cell>
              </table:table-row>
              <table:table-row>
                <table:table-cell table:style-name="Таблица1.A3" office:value-type="string">
                  <text:p text:style-name="P13">Значение 1-го полупериода</text:p>
                </table:table-cell>
                <table:table-cell table:style-name="Таблица1.B3" office:value-type="string">
                  <text:p text:style-name="P11">[<text:span text:style-name="T2">z1</text:span>]</text:p>
                </table:table-cell>
              </table:table-row>
              <table:table-row>
                <table:table-cell table:style-name="Таблица1.A3" office:value-type="string">
                  <text:p text:style-name="P13">Длительность 2-го полупериода</text:p>
                </table:table-cell>
                <table:table-cell table:style-name="Таблица1.B3" office:value-type="string">
                  <text:p text:style-name="P11">[<text:span text:style-name="T2">6</text:span>]</text:p>
                </table:table-cell>
              </table:table-row>
              <table:table-row>
                <table:table-cell table:style-name="Таблица1.A3" office:value-type="string">
                  <text:p text:style-name="P13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11">[<text:span text:style-name="T2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1"><text:span text:style-name="T1">Векторное</text:span><text:span text:style-name="T1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1">Название</text:p>
                </table:table-cell>
                <table:table-cell table:style-name="Таблица1.B2" office:value-type="string">
                  <text:p text:style-name="P11">Значение</text:p>
                </table:table-cell>
              </table:table-row>
              <table:table-row>
                <table:table-cell table:style-name="Таблица1.A3" office:value-type="string">
                  <text:p text:style-name="P13">Длительность 1-го полупериода</text:p>
                </table:table-cell>
                <table:table-cell table:style-name="Таблица1.B3" office:value-type="string">
                  <text:p text:style-name="P11">[<text:span text:style-name="T2">T</text:span>1,<text:span text:style-name="T2">T</text:span>2]</text:p>
                </table:table-cell>
              </table:table-row>
              <table:table-row>
                <table:table-cell table:style-name="Таблица1.A3" office:value-type="string">
                  <text:p text:style-name="P13">Значение 1-го полупериода</text:p>
                </table:table-cell>
                <table:table-cell table:style-name="Таблица1.B3" office:value-type="string">
                  <text:p text:style-name="P11">[1,2]</text:p>
                </table:table-cell>
              </table:table-row>
              <table:table-row>
                <table:table-cell table:style-name="Таблица1.A3" office:value-type="string">
                  <text:p text:style-name="P13">Длительность 2-го полупериода</text:p>
                </table:table-cell>
                <table:table-cell table:style-name="Таблица1.B3" office:value-type="string">
                  <text:p text:style-name="P11">[<text:span text:style-name="T2">T3</text:span>,<text:span text:style-name="T2">T4</text:span>]</text:p>
                </table:table-cell>
              </table:table-row>
              <table:table-row>
                <table:table-cell table:style-name="Таблица1.A3" office:value-type="string">
                  <text:p text:style-name="P13"><text:soft-page-break/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11">[<text:span text:style-name="T2">0</text:span>,<text:span text:style-name="T2">0</text:span>]</text:p>
                </table:table-cell>
              </table:table-row>
            </table:table>
            <text:p text:style-name="P4"><text:span text:style-name="T1">Примечани</text:span><text:span text:style-name="T9">я</text:span>:</text:p>
            <text:list xml:id="list6522358594399843453" text:style-name="L2">
              <text:list-item>
                <text:p text:style-name="P10"><text:span text:style-name="T8">По умолчанию блок </text:span>формирует <text:span text:style-name="T11">скалярный</text:span> выходной сигнал.</text:p>
              </text:list-item>
              <text:list-item>
                <text:p text:style-name="P10"><text:span text:style-name="T2">Именованные свойства задаются как </text:span><text:span text:style-name="T6">локальные</text:span><text:span text:style-name="T3"> переменные модели (или субмодели) во вкладке </text:span><text:span text:style-name="T6">Параметры</text:span><text:span text:style-name="T3"> или как глобальные сигналы проекта при помощи пункта главного меню </text:span><text:span text:style-name="T6">Графика</text:span><text:span text:style-name="T3"> </text:span><text:span text:style-name="T4">→</text:span><text:span text:style-name="T5"> </text:span><text:span text:style-name="T7">Сигналы</text:span><text:span text:style-name="T3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андр</dc:title>
    <dc:date>2014-11-28T18:53:54.92</dc:date>
    <meta:generator>OpenOffice/4.1.1$Win32 OpenOffice.org_project/411m6$Build-9775</meta:generator>
    <meta:editing-duration>PT2H56M41S</meta:editing-duration>
    <meta:editing-cycles>56</meta:editing-cycles>
    <meta:document-statistic meta:table-count="2" meta:image-count="2" meta:object-count="14" meta:page-count="3" meta:paragraph-count="64" meta:word-count="255" meta:character-count="181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</mn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n>1</mn>
                                </msub>
                                <mo stretchy="false">+</mo>
                                <msub>
                                  <mi>T</mi>
                                  <mn>2</mn>
                                </msub>
                              </mrow>
                            </mrow>
                          </mfrac>
                        </mrow>
                      </mfenced>
                      <mo stretchy="false">≤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n>1</mn>
                          </msub>
                          <mrow>
                            <mrow>
                              <msub>
                                <mi>T</mi>
                                <mn>1</mn>
                              </msub>
                              <mo stretchy="false">+</mo>
                              <msub>
                                <mi>T</mi>
                                <mn>2</mn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n>1</mn>
                                </msub>
                                <mo stretchy="false">+</mo>
                                <msub>
                                  <mi>T</mi>
                                  <mn>2</mn>
                                </msub>
                              </mrow>
                            </mrow>
                          </mfrac>
                        </mrow>
                      </mfenced>
                      <mo stretchy="false">&gt;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n>1</mn>
                          </msub>
                          <mrow>
                            <mrow>
                              <msub>
                                <mi>T</mi>
                                <mn>1</mn>
                              </msub>
                              <mo stretchy="false">+</mo>
                              <msub>
                                <mi>T</mi>
                                <mn>2</mn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</mtable>
          </mrow>
        </mrow>
      </mrow>
    </mrow>
    <annotation encoding="StarMath 5.0">y(t) = left lbrace stack{
 y_1 ,~при~frac left ( t over {T_1+T_2} right )&lt;= frac left (T_1 over {T_1+T_2} right ) #
 y_2 , ~при~frac left (t over {T_1+T_2} right )&gt; frac left (T_1 over {T_1+T_2}right ) }
right none</annotation>
  </semantics>
</math>
</file>

<file path=Object 10/content.xml><?xml version="1.0" encoding="utf-8"?>
<math xmlns="http://www.w3.org/1998/Math/MathML">
  <semantics>
    <mrow>
      <mrow>
        <mover accent="true">
          <msub>
            <mrow>
              <mi>y</mi>
            </mrow>
            <mn>1</mn>
          </msub>
          <mo stretchy="false">⃗</mo>
        </mover>
        <mo stretchy="false">=</mo>
        <mfenced open="[" close="]">
          <mrow>
            <msub>
              <mi>y</mi>
              <mrow>
                <mn>1,1</mn>
              </mrow>
            </msub>
            <mi>,</mi>
            <msub>
              <mi>y</mi>
              <mrow>
                <mn>1,2</mn>
              </mrow>
            </msub>
            <mi>,</mi>
            <mn>...</mn>
            <msub>
              <mi>y</mi>
              <mrow>
                <mn>1,</mn>
                <mi>n</mi>
              </mrow>
            </msub>
          </mrow>
        </mfenced>
      </mrow>
    </mrow>
    <annotation encoding="StarMath 5.0">vec {y}_1=
left [
y_{1,1} , y_{1,2} , ... y_{1,n}
right ]</annotation>
  </semantics>
</math>
</file>

<file path=Object 11/content.xml><?xml version="1.0" encoding="utf-8"?>
<math xmlns="http://www.w3.org/1998/Math/MathML">
  <semantics>
    <mrow>
      <mrow>
        <mover accent="true">
          <msub>
            <mrow>
              <mi>T</mi>
            </mrow>
            <mn>1</mn>
          </msub>
          <mo stretchy="false">⃗</mo>
        </mover>
        <mo stretchy="false">=</mo>
        <mfenced open="[" close="]">
          <mrow>
            <msub>
              <mi>T</mi>
              <mrow>
                <mn>1,1</mn>
              </mrow>
            </msub>
            <mi>,</mi>
            <msub>
              <mi>T</mi>
              <mrow>
                <mn>1,2</mn>
              </mrow>
            </msub>
            <mi>,</mi>
            <mn>...</mn>
            <msub>
              <mi>T</mi>
              <mrow>
                <mn>1,</mn>
                <mi>n</mi>
              </mrow>
            </msub>
          </mrow>
        </mfenced>
      </mrow>
    </mrow>
    <annotation encoding="StarMath 5.0">vec {T}_1=
left [
T_{1,1} , T_{1,2} , ... T_{1,n}
right ]</annotation>
  </semantics>
</math>
</file>

<file path=Object 12/content.xml><?xml version="1.0" encoding="utf-8"?>
<math xmlns="http://www.w3.org/1998/Math/MathML">
  <semantics>
    <mrow>
      <mrow>
        <mover accent="true">
          <mrow>
            <msub>
              <mi>y</mi>
              <mn>2</mn>
            </msub>
          </mrow>
          <mo stretchy="false">⃗</mo>
        </mover>
        <mo stretchy="false">=</mo>
        <mfenced open="[" close="]">
          <mrow>
            <msub>
              <mi>y</mi>
              <mrow>
                <mn>2,1</mn>
              </mrow>
            </msub>
            <mi>,</mi>
            <msub>
              <mi>y</mi>
              <mrow>
                <mn>2,2</mn>
              </mrow>
            </msub>
            <mi>,</mi>
            <mn>...</mn>
            <msub>
              <mi>y</mi>
              <mrow>
                <mn>2,</mn>
                <mi>n</mi>
              </mrow>
            </msub>
          </mrow>
        </mfenced>
      </mrow>
    </mrow>
    <annotation encoding="StarMath 5.0">vec {y_2}=
left [
y_{2,1} , y_{2,2} , ... y_{2,n}
right ]</annotation>
  </semantics>
</math>
</file>

<file path=Object 13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1,</mn>
                        <mi>i</mi>
                      </mrow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row>
                                    <mn>1,</mn>
                                    <mi>i</mi>
                                  </mrow>
                                </msub>
                                <mo stretchy="false">+</mo>
                                <msub>
                                  <mi>T</mi>
                                  <mrow>
                                    <mn>2,</mn>
                                    <mi>i</mi>
                                  </mrow>
                                </msub>
                              </mrow>
                            </mrow>
                          </mfrac>
                        </mrow>
                      </mfenced>
                      <mo stretchy="false">≤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row>
                              <mn>1,</mn>
                              <mi>i</mi>
                            </mrow>
                          </msub>
                          <mrow>
                            <mrow>
                              <msub>
                                <mi>T</mi>
                                <mrow>
                                  <mn>1,</mn>
                                  <mi>i</mi>
                                </mrow>
                              </msub>
                              <mo stretchy="false">+</mo>
                              <msub>
                                <mi>T</mi>
                                <mrow>
                                  <mn>2,</mn>
                                  <mi>i</mi>
                                </mrow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  <mtr>
                <mtd>
                  <mrow>
                    <msub>
                      <mi>y</mi>
                      <mrow>
                        <mn>2,</mn>
                        <mi>i</mi>
                      </mrow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row>
                                    <mn>1,</mn>
                                    <mi>i</mi>
                                  </mrow>
                                </msub>
                                <mo stretchy="false">+</mo>
                                <msub>
                                  <mi>T</mi>
                                  <mrow>
                                    <mn>2,</mn>
                                    <mi>i</mi>
                                  </mrow>
                                </msub>
                              </mrow>
                            </mrow>
                          </mfrac>
                        </mrow>
                      </mfenced>
                      <mo stretchy="false">&gt;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row>
                              <mn>1,</mn>
                              <mi>i</mi>
                            </mrow>
                          </msub>
                          <mrow>
                            <mrow>
                              <msub>
                                <mi>T</mi>
                                <mrow>
                                  <mn>1,</mn>
                                  <mi>i</mi>
                                </mrow>
                              </msub>
                              <mo stretchy="false">+</mo>
                              <msub>
                                <mi>T</mi>
                                <mrow>
                                  <mn>2,</mn>
                                  <mi>i</mi>
                                </mrow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</mtable>
          </mrow>
        </mrow>
      </mrow>
    </mrow>
    <annotation encoding="StarMath 5.0">y_i(t) = left lbrace stack{
 y_{1,i} ,~при~frac left (t over {T_{1,i}+T_{2,i}} right )&lt;= frac left ( T_{1,i} over {T_{1,i}+T_{2,i}} right ) #
 y_{2,i} ,~при~frac left (t over {T_{1,i}+T_{2,i}} right )&gt; frac left ( T_{1,i} over {T_{1,i}+T_{2,i}} right ) }
right none</annotation>
  </semantics>
</math>
</file>

<file path=Object 14/content.xml><?xml version="1.0" encoding="utf-8"?>
<math xmlns="http://www.w3.org/1998/Math/MathML">
  <semantics>
    <mrow>
      <mrow>
        <mover accent="true">
          <msub>
            <mrow>
              <mi>T</mi>
            </mrow>
            <mn>2</mn>
          </msub>
          <mo stretchy="false">⃗</mo>
        </mover>
        <mo stretchy="false">=</mo>
        <mfenced open="[" close="]">
          <mrow>
            <msub>
              <mi>T</mi>
              <mrow>
                <mn>2,1</mn>
              </mrow>
            </msub>
            <mi>,</mi>
            <msub>
              <mi>T</mi>
              <mrow>
                <mn>2,2</mn>
              </mrow>
            </msub>
            <mi>,</mi>
            <mn>...</mn>
            <msub>
              <mi>T</mi>
              <mrow>
                <mn>2,</mn>
                <mi>n</mi>
              </mrow>
            </msub>
          </mrow>
        </mfenced>
      </mrow>
    </mrow>
    <annotation encoding="StarMath 5.0">vec {T}_2=
left [
T_{2,1} , T_{2,2} , ... T_{2,n}
right ]</annotation>
  </semantics>
</math>
</file>

<file path=Object 2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3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4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5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6/content.xml><?xml version="1.0" encoding="utf-8"?>
<math xmlns="http://www.w3.org/1998/Math/MathML">
  <semantics>
    <mrow>
      <msub>
        <mi>y</mi>
        <mn>1,</mn>
      </msub>
      <mi/>
      <msub>
        <mi>y</mi>
        <mn>2,</mn>
      </msub>
      <mi/>
      <msub>
        <mi>T</mi>
        <mn>1,</mn>
      </msub>
      <mi/>
      <msub>
        <mi>T</mi>
        <mn>2</mn>
      </msub>
    </mrow>
    <annotation encoding="StarMath 5.0">y_1,~y_2,~T_1,~T_2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i mathvariant="italic">frac</mi>
      <mfenced open="(" close=")">
        <mrow>
          <mfrac>
            <mi>t</mi>
            <mrow>
              <mrow>
                <msub>
                  <mi>T</mi>
                  <mn>1</mn>
                </msub>
                <mo stretchy="false">+</mo>
                <msub>
                  <mi>T</mi>
                  <mn>2</mn>
                </msub>
              </mrow>
            </mrow>
          </mfrac>
        </mrow>
      </mfenced>
    </mrow>
    <annotation encoding="StarMath 5.0">frac left ( t over {T_1+T_2} right )</annotation>
  </semantics>
</math>
</file>